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Arial1" fo:font-size="8.25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8.25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cd6600" style:font-name="Arial1" fo:font-size="8.25pt" fo:letter-spacing="normal" fo:font-style="normal" fo:font-weight="bold"/>
    </style:style>
    <style:style style:name="T6" style:family="text">
      <style:text-properties fo:font-variant="normal" fo:text-transform="none" fo:color="#cd6600" style:font-name="Times New Roman" fo:font-size="8.25pt" fo:letter-spacing="normal" fo:font-style="normal" fo:font-weight="bold"/>
    </style:style>
    <style:style style:name="T7" style:family="text">
      <style:text-properties fo:font-variant="normal" fo:text-transform="none" fo:color="#cd6600" style:font-name="Times New Roman" fo:font-size="12pt" fo:letter-spacing="normal" fo:font-style="normal" fo:font-weight="bold" style:font-size-asian="12pt" style:font-size-complex="12pt"/>
    </style:style>
    <style:style style:name="T8" style:family="text">
      <style:text-properties fo:color="#000000" style:font-name="Times New Roman" fo:font-size="12pt" style:font-size-asian="12pt" style:font-size-complex="12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ilder:</text:p>
      <text:p text:style-name="Standard"/>
      <text:p text:style-name="Standard"><text:a xlink:type="simple" xlink:href="http://en.wikipedia.org/wiki/IEEE">http://en.wikipedia.org/wiki/IEEE</text:a> </text:p>
      <text:p text:style-name="Standard"/>
      <text:p text:style-name="Standard"><text:a xlink:type="simple" xlink:href="http://en.wikipedia.org/wiki/IEEE_802.11">http://en.wikipedia.org/wiki/IEEE_802.11</text:a> </text:p>
      <text:p text:style-name="Standard"/>
      <text:p text:style-name="Standard"><text:a xlink:type="simple" xlink:href="http://en.wikipedia.org/wiki/Wired_Equivalent_Privacy">http://en.wikipedia.org/wiki/Wired_Equivalent_Privacy</text:a> </text:p>
      <text:p text:style-name="Standard"/>
      <text:p text:style-name="Standard">Computer Networks af Andrew S. Tanenbaum</text:p>
      <text:p text:style-name="Standard">ISBN 0-13-038488-7</text:p>
      <text:p text:style-name="Standard"/>
      <text:p text:style-name="Standard"/>
      <text:p text:style-name="Standard">artikel ” <text:span text:style-name="T11">WLAN standards</text:span>” af <text:span text:style-name="T3">Jui-Hung Yeh; Jyh-Cheng Chen; Chi-Chen Lee</text:span> </text:p>
      <text:p text:style-name="Standard"><text:tab/>fra IEEE Potentials <text:span text:style-name="T4">Volume: 22 <text:s/>Issue: 4 Date: Oct.-Nov. 2003</text:span><text:span text:style-name="T8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9-17T17:59:44</meta:creation-date>
    <dc:date>2009-09-17T18:30:37</dc:date>
    <meta:editing-cycles>1</meta:editing-cycles>
    <meta:editing-duration>PT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51" meta:character-count="330"/>
  </office:meta>
</office:document-meta>
</file>